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af932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af932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af932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af932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af932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af932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af932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af932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af932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af932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af932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af932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af932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af932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af932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af932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af932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Paulina Nazareth Molina Álvarez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8/7/2016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626190177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2D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Omar José  Álvarez Márqu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309242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12.137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69" meta:non-whitespace-character-count="1000"/>
    <meta:template xlink:type="simple" xlink:actuate="onRequest" xlink:title="Normal" xlink:href=""/>
  </office:meta>
</office:document-meta>
</file>